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60.05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106589449569583" calcext:value-type="float">
            <text:p>0.010658944956958</text:p>
          </table:table-cell>
          <table:table-cell office:value-type="float" office:value="0.0106589430943131" calcext:value-type="float">
            <text:p>0.010658943094313</text:p>
          </table:table-cell>
          <table:table-cell office:value-type="float" office:value="228682.3125" calcext:value-type="float">
            <text:p>228682.3125</text:p>
          </table:table-cell>
          <table:table-cell office:value-type="float" office:value="0.0704802200198174" calcext:value-type="float">
            <text:p>0.070480220019817</text:p>
          </table:table-cell>
          <table:table-cell office:value-type="float" office:value="2026" calcext:value-type="float">
            <text:p>2026</text:p>
          </table:table-cell>
          <table:table-cell office:value-type="float" office:value="257.361495733261" calcext:value-type="float">
            <text:p>257.361495733261</text:p>
          </table:table-cell>
          <table:table-cell office:value-type="string" calcext:value-type="string">
            <text:p>8_A_exp64</text:p>
          </table:table-cell>
          <table:table-cell office:value-type="string" calcext:value-type="string">
            <text:p>8_A.v1.l0.ds0.l_combo0.ds_combo1.idays60.odays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80166177451611" calcext:value-type="float">
            <text:p>0.018016617745161</text:p>
          </table:table-cell>
          <table:table-cell office:value-type="float" office:value="197239.71875" calcext:value-type="float">
            <text:p>197239.71875</text:p>
          </table:table-cell>
          <table:table-cell office:value-type="float" office:value="0.0859930440783501" calcext:value-type="float">
            <text:p>0.08599304407835</text:p>
          </table:table-cell>
          <table:table-cell office:value-type="float" office:value="2032" calcext:value-type="float">
            <text:p>2032</text:p>
          </table:table-cell>
          <table:table-cell office:value-type="float" office:value="88.4986393451691" calcext:value-type="float">
            <text:p>88.4986393451691</text:p>
          </table:table-cell>
          <table:table-cell office:value-type="string" calcext:value-type="string">
            <text:p>8_A_exp64</text:p>
          </table:table-cell>
          <table:table-cell office:value-type="string" calcext:value-type="string">
            <text:p>8_A.v1.l0.ds0.l_combo0.ds_combo1.idays60.odays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100303133949637" calcext:value-type="float">
            <text:p>0.010030313394964</text:p>
          </table:table-cell>
          <table:table-cell office:value-type="float" office:value="0.0100303124636412" calcext:value-type="float">
            <text:p>0.010030312463641</text:p>
          </table:table-cell>
          <table:table-cell office:value-type="float" office:value="163284.6875" calcext:value-type="float">
            <text:p>163284.6875</text:p>
          </table:table-cell>
          <table:table-cell office:value-type="float" office:value="0.0678938180208206" calcext:value-type="float">
            <text:p>0.067893818020821</text:p>
          </table:table-cell>
          <table:table-cell office:value-type="float" office:value="2026" calcext:value-type="float">
            <text:p>2026</text:p>
          </table:table-cell>
          <table:table-cell office:value-type="float" office:value="263.433942079544" calcext:value-type="float">
            <text:p>263.433942079544</text:p>
          </table:table-cell>
          <table:table-cell office:value-type="string" calcext:value-type="string">
            <text:p>8_G_exp64</text:p>
          </table:table-cell>
          <table:table-cell office:value-type="string" calcext:value-type="string">
            <text:p>8_G.v1.l0.ds0.l_combo0.ds_combo1.idays60.odays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81070268154144" calcext:value-type="float">
            <text:p>0.018107026815415</text:p>
          </table:table-cell>
          <table:table-cell office:value-type="float" office:value="568999.4375" calcext:value-type="float">
            <text:p>568999.4375</text:p>
          </table:table-cell>
          <table:table-cell office:value-type="float" office:value="0.0968970879912376" calcext:value-type="float">
            <text:p>0.096897087991238</text:p>
          </table:table-cell>
          <table:table-cell office:value-type="float" office:value="2026" calcext:value-type="float">
            <text:p>2026</text:p>
          </table:table-cell>
          <table:table-cell office:value-type="float" office:value="144.198646068573" calcext:value-type="float">
            <text:p>144.198646068573</text:p>
          </table:table-cell>
          <table:table-cell office:value-type="string" calcext:value-type="string">
            <text:p>8_N_exp8</text:p>
          </table:table-cell>
          <table:table-cell office:value-type="string" calcext:value-type="string">
            <text:p>8_N.v1.l0.ds0.l_combo0.ds_combo1.idays60.odays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104751130566001" calcext:value-type="float">
            <text:p>0.0104751130566</text:p>
          </table:table-cell>
          <table:table-cell office:value-type="float" office:value="0.0104751121252775" calcext:value-type="float">
            <text:p>0.010475112125278</text:p>
          </table:table-cell>
          <table:table-cell office:value-type="float" office:value="118127.0078125" calcext:value-type="float">
            <text:p>118127.0078125</text:p>
          </table:table-cell>
          <table:table-cell office:value-type="float" office:value="0.0686132088303566" calcext:value-type="float">
            <text:p>0.068613208830357</text:p>
          </table:table-cell>
          <table:table-cell office:value-type="float" office:value="2026" calcext:value-type="float">
            <text:p>2026</text:p>
          </table:table-cell>
          <table:table-cell office:value-type="float" office:value="257.554174661636" calcext:value-type="float">
            <text:p>257.554174661636</text:p>
          </table:table-cell>
          <table:table-cell office:value-type="string" calcext:value-type="string">
            <text:p>8_T_exp64</text:p>
          </table:table-cell>
          <table:table-cell office:value-type="string" calcext:value-type="string">
            <text:p>8_T.v1.l0.ds0.l_combo0.ds_combo1.idays60.odays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0892072468996" calcext:value-type="float">
            <text:p>0.020892072468996</text:p>
          </table:table-cell>
          <table:table-cell office:value-type="float" office:value="159353.796875" calcext:value-type="float">
            <text:p>159353.796875</text:p>
          </table:table-cell>
          <table:table-cell office:value-type="float" office:value="0.0897929444909096" calcext:value-type="float">
            <text:p>0.08979294449091</text:p>
          </table:table-cell>
          <table:table-cell office:value-type="float" office:value="2032" calcext:value-type="float">
            <text:p>2032</text:p>
          </table:table-cell>
          <table:table-cell office:value-type="float" office:value="89.6209411621094" calcext:value-type="float">
            <text:p>89.6209411621094</text:p>
          </table:table-cell>
          <table:table-cell office:value-type="string" calcext:value-type="string">
            <text:p>8_T_exp64</text:p>
          </table:table-cell>
          <table:table-cell office:value-type="string" calcext:value-type="string">
            <text:p>8_T.v1.l0.ds0.l_combo0.ds_combo1.idays60.odays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06540070846677" calcext:value-type="float">
            <text:p>0.010654007084668</text:p>
          </table:table-cell>
          <table:table-cell office:value-type="float" office:value="129150.015625" calcext:value-type="float">
            <text:p>129150.015625</text:p>
          </table:table-cell>
          <table:table-cell office:value-type="float" office:value="0.0706408843398094" calcext:value-type="float">
            <text:p>0.07064088433981</text:p>
          </table:table-cell>
          <table:table-cell office:value-type="float" office:value="2026" calcext:value-type="float">
            <text:p>2026</text:p>
          </table:table-cell>
          <table:table-cell office:value-type="float" office:value="263.806692361832" calcext:value-type="float">
            <text:p>263.806692361832</text:p>
          </table:table-cell>
          <table:table-cell office:value-type="string" calcext:value-type="string">
            <text:p>8_AD_exp64</text:p>
          </table:table-cell>
          <table:table-cell office:value-type="string" calcext:value-type="string">
            <text:p>8_AD.v1.l0.ds0.l_combo0.ds_combo1.idays60.odays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2323464974761" calcext:value-type="float">
            <text:p>0.022323464974761</text:p>
          </table:table-cell>
          <table:table-cell office:value-type="float" office:value="112654.15625" calcext:value-type="float">
            <text:p>112654.15625</text:p>
          </table:table-cell>
          <table:table-cell office:value-type="float" office:value="0.0910089090466499" calcext:value-type="float">
            <text:p>0.09100890904665</text:p>
          </table:table-cell>
          <table:table-cell office:value-type="float" office:value="2062" calcext:value-type="float">
            <text:p>2062</text:p>
          </table:table-cell>
          <table:table-cell office:value-type="float" office:value="99.034373998642" calcext:value-type="float">
            <text:p>99.034373998642</text:p>
          </table:table-cell>
          <table:table-cell office:value-type="string" calcext:value-type="string">
            <text:p>8_AD_exp64</text:p>
          </table:table-cell>
          <table:table-cell office:value-type="string" calcext:value-type="string">
            <text:p>8_AD.v1.l0.ds0.l_combo0.ds_combo1.idays30.odays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1:33:31.065516838</dc:date>
    <meta:editing-duration>PT3M2S</meta:editing-duration>
    <meta:editing-cycles>1</meta:editing-cycles>
    <meta:document-statistic meta:table-count="1" meta:cell-count="179" meta:object-count="0"/>
    <meta:generator>LibreOffice/6.0.7.3$Linux_X86_64 LibreOffice_project/00m0$Build-3</meta:generator>
  </office:meta>
</office:document-meta>
</file>